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09-16" calcext:value-type="date">
            <text:p>16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0-10" calcext:value-type="date">
            <text:p>10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4-12-02" calcext:value-type="date">
            <text:p>02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300" calcext:value-type="float">
            <text:p>3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2-04" calcext:value-type="date">
            <text:p>04/02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3-10" calcext:value-type="date">
            <text:p>10/03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5-13" calcext:value-type="date">
            <text:p>13/05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6-09" calcext:value-type="date">
            <text:p>09/06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7-09" calcext:value-type="date">
            <text:p>09/07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8-14" calcext:value-type="date">
            <text:p>14/08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09-12" calcext:value-type="date">
            <text:p>12/09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0-13" calcext:value-type="date">
            <text:p>13/10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4" office:value-type="string" calcext:value-type="string">
            <text:p>Mens. 10/2025 (A.C.)</text:p>
          </table:table-cell>
          <table:table-cell table:style-name="ce58" office:value-type="float" office:value="310" calcext:value-type="float">
            <text:p>31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300" calcext:value-type="float">
            <text:p>300,00</text:p>
          </table:table-cell>
          <table:table-cell table:style-name="ce50" office:value-type="date" office:date-value="2025-11-13" calcext:value-type="date">
            <text:p>13/11/2025</text:p>
          </table:table-cell>
          <table:table-cell table:style-name="ce67"/>
          <table:table-cell table:style-name="ce69" office:value-type="string" calcext:value-type="string">
            <text:p>Desconto 10,00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6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18">00/00/0000</text:date></text:span><text:span text:style-name="MT2"><text:s/>- </text:span><text:span text:style-name="MT2"><text:time style:data-style-name="N2" text:time-value="14:42:56.419746700">00:00:00</text:time></text:span><text:span text:style-name="MT2"><text:s/></text:span></text:p>
        </style:region-center>
        <style:region-right>
          <text:p><text:span text:style-name="MT4">Justo Gás e Água Ibiúna Soc. Un.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sto Gás e Água Ibiún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4:42:56.426833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4:02</meta:creation-date>
    <dc:date>2025-11-18T14:43:42.634808000</dc:date>
    <meta:print-date>2019-12-18T08:56:40.082000000</meta:print-date>
    <dc:language>pt-PT</dc:language>
    <meta:editing-cycles>670</meta:editing-cycles>
    <meta:editing-duration>PT20H58M22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